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 of switches (N)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deal Debounce Dela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witch task de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bounce count</text:p>
          </table:table-cell>
          <table:table-cell table:formula="of:=[.B2] / ([.B3]*[.B1])"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23:00:45.795759434</meta:creation-date>
    <meta:generator>LibreOffice/6.1.5.2$Linux_X86_64 LibreOffice_project/10$Build-2</meta:generator>
    <dc:date>2021-01-05T23:07:27.527031088</dc:date>
    <meta:editing-duration>PT6M38S</meta:editing-duration>
    <meta:editing-cycles>9</meta:editing-cycles>
    <meta:document-statistic meta:table-count="1" meta:cell-count="10" meta:object-count="0"/>
  </office:meta>
</office:document-meta>
</file>